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T1" style:family="text">
      <style:text-properties officeooo:rsid="0012657e"/>
    </style:style>
    <style:style style:name="T2" style:family="text">
      <style:text-properties officeooo:rsid="0012f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Abstraction is the act of taking a big project/program and dividing it into many smaller pieces. Encapsulation is a form of security for programming because it restricts access to variables by putting them in their own “capsule”. Inheritance is when you create a class that shares attributes from a parent/master class. Polymorphism is when you allow a sub/derived class to change how it’s functions run while </text:span><text:span text:style-name="T2">keeping the same function name.</text:span></text:p>
      <text:p text:style-name="P1"><text:tab/><text:span text:style-name="T2">I used abstraction in my final project by making each part of my code keep a specific job such as saving/loading files, handling user queries/searches, and holding user information. I used encapsulation by keeping as many of my class-specific attributes private as possible such as each attribute used in the Position class. I used Inheritance in my final project by creating 4 derived classes for the master class Position. Each derived class had slightly different needs and definitions so this was necessary in order to make my program run properly. I used polymorphism in my project to allow for access to attributes held by some derived classes that were non-existent in others. (e.g, isInVangurard attribute found in YouthLeaderPosition)</text:span></text:p>
      <text:p text:style-name="P1"><text:tab/><text:span text:style-name="T2">Overall, I found that abstraction was extremely helpful for making my code more flexible since it allows me to easily find exactly which part of my program will handle the functionality that I would like to add. For example, my QueryHandler class only has a couple options for searching saved directories. However, if I wanted to add another option, I would easily be able to add it since I can simply add another case to my switch that I have written in the NewQuery function.</text:span></text:p>
      <text:p text:style-name="P1"><text:tab/><text:span text:style-name="T2">Inheritance has also made my code a lot more flexible for when I may need to add a new Position type in the future. Since I can just make another derived class from the base Position class, I can easily define a new Position without much hass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7T11:07:23.004000000</meta:creation-date>
    <dc:date>2023-02-17T12:44:10.601000000</dc:date>
    <meta:editing-duration>PT1H36M48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4" meta:word-count="321" meta:character-count="1910" meta:non-whitespace-character-count="1589"/>
  </office:meta>
</office:document-meta>
</file>